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draw:fill="none" draw:textarea-vertical-align="middle" fo:min-height="0.43cm" fo:min-width="2.54cm" fo:padding-top="0.035cm" fo:padding-bottom="0.035cm" fo:padding-left="0.035cm" fo:padding-right="0.035cm"/>
      <style:paragraph-properties style:writing-mode="lr-tb"/>
    </style:style>
    <style:style style:name="gr4" style:family="graphic" style:parent-style-name="standard">
      <style:graphic-properties draw:stroke="none" draw:fill="solid" draw:fill-color="#e8eef7" draw:shadow="hidden"/>
    </style:style>
    <style:style style:name="gr5" style:family="graphic" style:parent-style-name="standard">
      <style:graphic-properties draw:stroke="none" draw:fill="none" draw:textarea-vertical-align="middle" fo:min-height="3.741cm" fo:min-width="2.54cm" fo:padding-top="0.035cm" fo:padding-bottom="0.035cm" fo:padding-left="0.035cm" fo:padding-right="0.035cm"/>
      <style:paragraph-properties style:writing-mode="lr-tb"/>
    </style:style>
    <style:style style:name="gr6" style:family="graphic" style:parent-style-name="standard">
      <style:graphic-properties draw:stroke="solid" svg:stroke-width="0.035cm" svg:stroke-color="#404040" svg:stroke-opacity="100%" draw:stroke-linejoin="round" svg:stroke-linecap="round" draw:fill="none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8" style:family="graphic" style:parent-style-name="standard">
      <style:graphic-properties draw:stroke="dash" draw:stroke-dash="Dash_5f_0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9" style:family="graphic" style:parent-style-name="standard">
      <style:graphic-properties draw:stroke="none" draw:fill="none" draw:textarea-vertical-align="middle" fo:min-height="0.341cm" fo:min-width="2.54cm" fo:padding-top="0.141cm" fo:padding-bottom="0.141cm" fo:padding-left="0.212cm" fo:padding-right="0.212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0.855cm" fo:min-width="2.54cm" fo:padding-top="0.035cm" fo:padding-bottom="0.035cm" fo:padding-left="0.035cm" fo:padding-right="0.035cm"/>
      <style:paragraph-properties style:writing-mode="lr-tb"/>
    </style:style>
    <style:style style:name="gr11" style:family="graphic" style:parent-style-name="standard">
      <style:graphic-properties draw:stroke="solid" svg:stroke-width="0.009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12" style:family="graphic" style:parent-style-name="standard">
      <style:graphic-properties draw:stroke="none" draw:fill="none" draw:textarea-vertical-align="middle" fo:min-height="0.169cm" fo:min-width="2.54cm" fo:padding-top="0.035cm" fo:padding-bottom="0.035cm" fo:padding-left="0.035cm" fo:padding-right="0.035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solid" draw:fill-color="#e8eef7"/>
    </style:style>
    <style:style style:name="P6" style:family="paragraph">
      <style:paragraph-properties fo:margin-left="0cm" fo:margin-right="0cm" fo:margin-top="0cm" fo:margin-bottom="0cm" fo:line-height="120%" fo:text-align="start" fo:text-indent="0cm"/>
    </style:style>
    <style:style style:name="P7" style:family="paragraph">
      <style:paragraph-properties fo:margin-left="0cm" fo:margin-right="0cm" fo:margin-top="0cm" fo:margin-bottom="0cm" fo:line-height="120%" fo:text-align="end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</style:style>
    <style:style style:name="T1" style:family="text">
      <style:text-properties fo:color="#000000" loext:opacity="100%" style:font-name="Calibri1" fo:font-size="8pt" style:font-name-asian="Calibri1" style:font-size-asian="8pt" style:font-name-complex="Calibri1" style:font-size-complex="8pt"/>
    </style:style>
    <style:style style:name="T2" style:family="text">
      <style:text-properties fo:color="#000000" loext:opacity="100%" style:font-name="Calibri1" fo:font-size="4pt" style:font-name-asian="Calibri1" style:font-size-asian="4pt" style:font-name-complex="Calibri1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Zeichenblatt-1" draw:style-name="dp1" draw:master-page-name="PM0">
        <draw:g>
          <draw:g>
            <draw:polygon draw:style-name="gr1" draw:text-style-name="P1" draw:layer="layout" svg:width="0.65cm" svg:height="0.5cm" svg:x="3.01cm" svg:y="9.1cm" svg:viewBox="0 0 651 501" draw:points="0,501 651,501 651,0 0,0">
              <text:p/>
            </draw:polygon>
            <draw:polygon draw:style-name="gr2" draw:text-style-name="P2" draw:layer="layout" svg:width="0.65cm" svg:height="0.5cm" svg:x="3.01cm" svg:y="9.1cm" svg:viewBox="0 0 651 501" draw:points="0,501 651,501 651,0 0,0">
              <text:p/>
            </draw:polygon>
          </draw:g>
          <draw:frame draw:style-name="gr3" draw:text-style-name="P4" draw:layer="layout" svg:width="0.65cm" svg:height="0.5cm" svg:x="3.01cm" svg:y="9.1cm">
            <draw:text-box>
              <text:p text:style-name="P3"><text:span text:style-name="T1">Type</text:span></text:p>
            </draw:text-box>
          </draw:frame>
        </draw:g>
        <draw:g>
          <draw:g>
            <draw:polygon draw:style-name="gr1" draw:text-style-name="P1" draw:layer="layout" svg:width="3.7cm" svg:height="0.5cm" svg:x="6.26cm" svg:y="9.1cm" svg:viewBox="0 0 3701 501" draw:points="0,501 3701,501 3701,0 0,0">
              <text:p/>
            </draw:polygon>
            <draw:polygon draw:style-name="gr2" draw:text-style-name="P2" draw:layer="layout" svg:width="3.7cm" svg:height="0.5cm" svg:x="6.26cm" svg:y="9.1cm" svg:viewBox="0 0 3701 501" draw:points="0,501 3701,501 3701,0 0,0">
              <text:p/>
            </draw:polygon>
          </draw:g>
          <draw:frame draw:style-name="gr3" draw:text-style-name="P4" draw:layer="layout" svg:width="3.7cm" svg:height="0.5cm" svg:x="6.26cm" svg:y="9.1cm">
            <draw:text-box>
              <text:p text:style-name="P3"><text:span text:style-name="T1">64 bit Initialization Vector (IV)</text:span></text:p>
            </draw:text-box>
          </draw:frame>
        </draw:g>
        <draw:g>
          <draw:g>
            <draw:polygon draw:style-name="gr1" draw:text-style-name="P1" draw:layer="layout" svg:width="2.6cm" svg:height="0.5cm" svg:x="3.66cm" svg:y="9.1cm" svg:viewBox="0 0 2601 501" draw:points="0,501 2601,501 2601,0 0,0">
              <text:p/>
            </draw:polygon>
            <draw:polygon draw:style-name="gr2" draw:text-style-name="P2" draw:layer="layout" svg:width="2.6cm" svg:height="0.5cm" svg:x="3.66cm" svg:y="9.1cm" svg:viewBox="0 0 2601 501" draw:points="0,501 2601,501 2601,0 0,0">
              <text:p/>
            </draw:polygon>
          </draw:g>
          <draw:frame draw:style-name="gr3" draw:text-style-name="P4" draw:layer="layout" svg:width="2.6cm" svg:height="0.5cm" svg:x="3.66cm" svg:y="9.1cm">
            <draw:text-box>
              <text:p text:style-name="P3"><text:span text:style-name="T1">256 bit MAC</text:span></text:p>
            </draw:text-box>
          </draw:frame>
        </draw:g>
        <draw:g>
          <draw:polygon draw:style-name="gr4" draw:text-style-name="P5" draw:layer="layout" svg:width="4cm" svg:height="3cm" svg:x="3.3cm" svg:y="5.5cm" svg:viewBox="0 0 4001 3001" draw:points="0,3001 4001,3001 4001,0 0,0">
            <text:p/>
          </draw:polygon>
          <draw:polygon draw:style-name="gr2" draw:text-style-name="P2" draw:layer="layout" svg:width="4cm" svg:height="3cm" svg:x="3.3cm" svg:y="5.5cm" svg:viewBox="0 0 4001 3001" draw:points="0,3001 4001,3001 4001,0 0,0">
            <text:p/>
          </draw:polygon>
        </draw:g>
        <draw:path draw:style-name="gr2" draw:text-style-name="P2" draw:layer="layout" svg:width="0.092cm" svg:height="0.738cm" svg:x="12.754cm" svg:y="9.881cm" svg:viewBox="0 0 93 739" svg:d="M57 0c-12 10-31 29-40 61-7 30-5 73 0 110 13 93 36 147 57 221 11 38 21 82 18 126-2 37-13 75-26 106-18 45-38 76-66 115">
          <text:p/>
        </draw:path>
        <draw:g>
          <draw:g>
            <draw:path draw:style-name="gr1" draw:text-style-name="P1" draw:layer="layout" svg:width="1.994cm" svg:height="0.5cm" svg:x="9.96cm" svg:y="9.1cm" svg:viewBox="0 0 1995 501" svg:d="M1974 501c10-28 18-61 20-93 3-44-7-88-18-126-20-74-43-128-55-221-2-20-4-41-4-61h-1917v501z">
              <text:p/>
            </draw:path>
            <draw:path draw:style-name="gr2" draw:text-style-name="P2" draw:layer="layout" svg:width="1.994cm" svg:height="0.5cm" svg:x="9.96cm" svg:y="9.1cm" svg:viewBox="0 0 1995 501" svg:d="M1974 501c10-28 18-61 20-93 3-44-7-88-18-126-20-74-43-128-55-221-2-20-4-41-4-61h-1917v501z">
              <text:p/>
            </draw:path>
          </draw:g>
          <draw:frame draw:style-name="gr3" draw:text-style-name="P4" draw:layer="layout" svg:width="1.994cm" svg:height="0.5cm" svg:x="9.96cm" svg:y="9.1cm">
            <draw:text-box>
              <text:p text:style-name="P3"><text:span text:style-name="T1">Payload</text:span></text:p>
            </draw:text-box>
          </draw:frame>
        </draw:g>
        <draw:g>
          <draw:path draw:style-name="gr1" draw:text-style-name="P1" draw:layer="layout" svg:width="0.684cm" svg:height="0.5cm" svg:x="11.936cm" svg:y="9.1cm" svg:viewBox="0 0 685 501" svg:d="M57 501h628v-501h-685c0 20 1 41 4 61 11 93 35 147 55 221 11 38 21 82 18 126-2 32-11 65-20 93z">
            <text:p/>
          </draw:path>
          <draw:path draw:style-name="gr2" draw:text-style-name="P2" draw:layer="layout" svg:width="0.684cm" svg:height="0.5cm" svg:x="11.936cm" svg:y="9.1cm" svg:viewBox="0 0 685 501" svg:d="M57 501h628v-501h-685c0 20 1 41 4 61 11 93 35 147 55 221 11 38 21 82 18 126-2 32-11 65-20 93z">
            <text:p/>
          </draw:path>
        </draw:g>
        <draw:frame draw:style-name="gr5" draw:text-style-name="P4" draw:layer="layout" svg:width="3.457cm" svg:height="3.811cm" svg:x="5.843cm" svg:y="9.918cm">
          <draw:text-box>
            <text:p text:style-name="P6"><text:span text:style-name="T1">Gebrochenes Feld machen:</text:span></text:p>
            <text:p text:style-name="P6"><text:span text:style-name="T1">1. Speicherobjekte -&gt; Byte oder Variable</text:span></text:p>
            <text:p text:style-name="P6"><text:span text:style-name="T1">2. S-Linie malen / kopieren</text:span></text:p>
            <text:p text:style-name="P6"><text:span text:style-name="T1">3. Beide auswählen</text:span></text:p>
            <text:p text:style-name="P6"><text:span text:style-name="T1">4. Entwicklertools -&gt; Vorgänge -&gt; In Einzelmengen zerlegen</text:span></text:p>
            <text:p text:style-name="P6"><text:span text:style-name="T1">5. Die beiden Teile auseinanderziehen</text:span></text:p>
            <text:p text:style-name="P6"><text:span text:style-name="T1">6. VOILA!</text:span></text:p>
          </draw:text-box>
        </draw:frame>
        <draw:path draw:style-name="gr6" draw:text-style-name="P2" draw:layer="layout" svg:width="0.225cm" svg:height="7.25cm" svg:x="14.237cm" svg:y="6.8cm" svg:viewBox="0 0 226 7251" svg:d="M0 0c20 0 39 5 56 15s32 24 41 41c10 17 15 36 15 56v3401c0 20 6 39 16 56 9 17 24 31 41 41s36 15 56 15h1-1c-20 0-39 5-56 15s-32 24-41 41c-10 17-16 36-16 56v1 3401c0 20-5 39-15 56-9 17-24 31-41 41s-36 15-56 15">
          <text:p/>
        </draw:path>
        <draw:g>
          <draw:polyline draw:style-name="gr7" draw:text-style-name="P2" draw:layer="layout" svg:width="0.15cm" svg:height="0.75cm" svg:x="10.925cm" svg:y="16.5cm" svg:viewBox="0 0 151 751" draw:points="0,751 151,751 151,0 0,0">
            <text:p/>
          </draw:polyline>
          <draw:line draw:style-name="gr8" draw:text-style-name="P2" draw:layer="layout" svg:x1="11.075cm" svg:y1="16.876cm" svg:x2="12.082cm" svg:y2="14.703cm">
            <text:p/>
          </draw:line>
          <draw:frame draw:style-name="gr9" draw:text-style-name="P4" draw:layer="layout" svg:width="3.35cm" svg:height="0.623cm" svg:x="7.725cm" svg:y="16.564cm">
            <draw:text-box>
              <text:p text:style-name="P7"><text:span text:style-name="T1">(Also keeps the stats)</text:span></text:p>
            </draw:text-box>
          </draw:frame>
        </draw:g>
      </draw:page>
      <draw:page draw:name="Zeichenblatt-2" draw:style-name="dp1" draw:master-page-name="PM1">
        <draw:g>
          <draw:g>
            <draw:polygon draw:style-name="gr1" draw:text-style-name="P1" draw:layer="layout" svg:width="0.65cm" svg:height="0.5cm" svg:x="3.01cm" svg:y="9.1cm" svg:viewBox="0 0 651 501" draw:points="0,501 651,501 651,0 0,0">
              <text:p/>
            </draw:polygon>
            <draw:polygon draw:style-name="gr2" draw:text-style-name="P2" draw:layer="layout" svg:width="0.65cm" svg:height="0.5cm" svg:x="3.01cm" svg:y="9.1cm" svg:viewBox="0 0 651 501" draw:points="0,501 651,501 651,0 0,0">
              <text:p/>
            </draw:polygon>
          </draw:g>
          <draw:frame draw:style-name="gr3" draw:text-style-name="P4" draw:layer="layout" svg:width="0.65cm" svg:height="0.5cm" svg:x="3.01cm" svg:y="9.1cm">
            <draw:text-box>
              <text:p text:style-name="P3"><text:span text:style-name="T1">Type</text:span></text:p>
            </draw:text-box>
          </draw:frame>
        </draw:g>
        <draw:g>
          <draw:g>
            <draw:polygon draw:style-name="gr1" draw:text-style-name="P1" draw:layer="layout" svg:width="3.7cm" svg:height="0.5cm" svg:x="6.26cm" svg:y="9.1cm" svg:viewBox="0 0 3701 501" draw:points="0,501 3701,501 3701,0 0,0">
              <text:p/>
            </draw:polygon>
            <draw:polygon draw:style-name="gr2" draw:text-style-name="P2" draw:layer="layout" svg:width="3.7cm" svg:height="0.5cm" svg:x="6.26cm" svg:y="9.1cm" svg:viewBox="0 0 3701 501" draw:points="0,501 3701,501 3701,0 0,0">
              <text:p/>
            </draw:polygon>
          </draw:g>
          <draw:frame draw:style-name="gr3" draw:text-style-name="P4" draw:layer="layout" svg:width="3.7cm" svg:height="0.5cm" svg:x="6.26cm" svg:y="9.1cm">
            <draw:text-box>
              <text:p text:style-name="P3"><text:span text:style-name="T1">64 bit Initialization Vector (IV)</text:span></text:p>
            </draw:text-box>
          </draw:frame>
        </draw:g>
        <draw:g>
          <draw:g>
            <draw:polygon draw:style-name="gr1" draw:text-style-name="P1" draw:layer="layout" svg:width="2.6cm" svg:height="0.5cm" svg:x="3.66cm" svg:y="9.1cm" svg:viewBox="0 0 2601 501" draw:points="0,501 2601,501 2601,0 0,0">
              <text:p/>
            </draw:polygon>
            <draw:polygon draw:style-name="gr2" draw:text-style-name="P2" draw:layer="layout" svg:width="2.6cm" svg:height="0.5cm" svg:x="3.66cm" svg:y="9.1cm" svg:viewBox="0 0 2601 501" draw:points="0,501 2601,501 2601,0 0,0">
              <text:p/>
            </draw:polygon>
          </draw:g>
          <draw:frame draw:style-name="gr3" draw:text-style-name="P4" draw:layer="layout" svg:width="2.6cm" svg:height="0.5cm" svg:x="3.66cm" svg:y="9.1cm">
            <draw:text-box>
              <text:p text:style-name="P3"><text:span text:style-name="T1">256 bit MAC</text:span></text:p>
            </draw:text-box>
          </draw:frame>
        </draw:g>
        <draw:g>
          <draw:g>
            <draw:polygon draw:style-name="gr1" draw:text-style-name="P1" draw:layer="layout" svg:width="0.649cm" svg:height="0.5cm" svg:x="9.2cm" svg:y="6.45cm" svg:viewBox="0 0 650 501" draw:points="0,501 650,501 650,0 0,0">
              <text:p/>
            </draw:polygon>
            <draw:polygon draw:style-name="gr2" draw:text-style-name="P2" draw:layer="layout" svg:width="0.649cm" svg:height="0.5cm" svg:x="9.2cm" svg:y="6.45cm" svg:viewBox="0 0 650 501" draw:points="0,501 650,501 650,0 0,0">
              <text:p/>
            </draw:polygon>
          </draw:g>
          <draw:frame draw:style-name="gr3" draw:text-style-name="P8" draw:layer="layout" svg:width="0.65cm" svg:height="0.5cm" svg:x="9.2cm" svg:y="6.45cm">
            <draw:text-box>
              <text:p text:style-name="P3"><text:span text:style-name="T1">Type</text:span></text:p>
            </draw:text-box>
          </draw:frame>
        </draw:g>
        <draw:g>
          <draw:g>
            <draw:path draw:style-name="gr1" draw:text-style-name="P1" draw:layer="layout" svg:width="2.024cm" svg:height="0.5cm" svg:x="10.5cm" svg:y="6.45cm" svg:viewBox="0 0 2025 501" svg:d="M2004 501c10-28 18-61 20-93 3-44-7-88-18-126-20-74-44-128-56-221-2-20-4-41-4-61h-1946v501z">
              <text:p/>
            </draw:path>
            <draw:path draw:style-name="gr2" draw:text-style-name="P2" draw:layer="layout" svg:width="2.024cm" svg:height="0.5cm" svg:x="10.5cm" svg:y="6.45cm" svg:viewBox="0 0 2025 501" svg:d="M2004 501c10-28 18-61 20-93 3-44-7-88-18-126-20-74-44-128-56-221-2-20-4-41-4-61h-1946v501z">
              <text:p/>
            </draw:path>
          </draw:g>
          <draw:frame draw:style-name="gr3" draw:text-style-name="P4" draw:layer="layout" svg:width="2.024cm" svg:height="0.5cm" svg:x="10.5cm" svg:y="6.45cm">
            <draw:text-box>
              <text:p text:style-name="P3"><text:span text:style-name="T1">Compr. Chunk</text:span></text:p>
            </draw:text-box>
          </draw:frame>
        </draw:g>
        <draw:g>
          <draw:path draw:style-name="gr1" draw:text-style-name="P1" draw:layer="layout" svg:width="0.694cm" svg:height="0.5cm" svg:x="12.506cm" svg:y="6.45cm" svg:viewBox="0 0 695 501" svg:d="M57 501h638v-501h-695c0 20 2 41 4 61 12 93 36 147 56 221 11 38 21 82 18 126-2 32-11 65-21 93z">
            <text:p/>
          </draw:path>
          <draw:path draw:style-name="gr2" draw:text-style-name="P2" draw:layer="layout" svg:width="0.694cm" svg:height="0.5cm" svg:x="12.506cm" svg:y="6.45cm" svg:viewBox="0 0 695 501" svg:d="M57 501h638v-501h-695c0 20 2 41 4 61 12 93 36 147 56 221 11 38 21 82 18 126-2 32-11 65-21 93z">
            <text:p/>
          </draw:path>
        </draw:g>
        <draw:g>
          <draw:g>
            <draw:path draw:style-name="gr1" draw:text-style-name="P1" draw:layer="layout" svg:width="2.017cm" svg:height="0.5cm" svg:x="9.96cm" svg:y="9.1cm" svg:viewBox="0 0 2018 501" svg:d="M1997 501c10-28 19-61 21-93 2-44-7-88-18-126-21-74-44-128-56-221-3-20-4-41-5-61h-1939v501z">
              <text:p/>
            </draw:path>
            <draw:path draw:style-name="gr2" draw:text-style-name="P2" draw:layer="layout" svg:width="2.017cm" svg:height="0.5cm" svg:x="9.96cm" svg:y="9.1cm" svg:viewBox="0 0 2018 501" svg:d="M1997 501c10-28 19-61 21-93 2-44-7-88-18-126-21-74-44-128-56-221-3-20-4-41-5-61h-1939v501z">
              <text:p/>
            </draw:path>
          </draw:g>
          <draw:frame draw:style-name="gr3" draw:text-style-name="P4" draw:layer="layout" svg:width="2.016cm" svg:height="0.5cm" svg:x="9.96cm" svg:y="9.1cm">
            <draw:text-box>
              <text:p text:style-name="P3"><text:span text:style-name="T1">Payload</text:span></text:p>
            </draw:text-box>
          </draw:frame>
        </draw:g>
        <draw:g>
          <draw:path draw:style-name="gr1" draw:text-style-name="P1" draw:layer="layout" svg:width="0.691cm" svg:height="0.5cm" svg:x="11.959cm" svg:y="9.1cm" svg:viewBox="0 0 692 501" svg:d="M57 501h635v-501h-692c0 20 1 41 4 61 12 93 35 147 56 221 11 38 20 82 18 126-2 32-11 65-21 93z">
            <text:p/>
          </draw:path>
          <draw:path draw:style-name="gr2" draw:text-style-name="P2" draw:layer="layout" svg:width="0.691cm" svg:height="0.5cm" svg:x="11.959cm" svg:y="9.1cm" svg:viewBox="0 0 692 501" svg:d="M57 501h635v-501h-692c0 20 1 41 4 61 12 93 35 147 56 221 11 38 20 82 18 126-2 32-11 65-21 93z">
            <text:p/>
          </draw:path>
        </draw:g>
        <draw:g>
          <draw:g>
            <draw:polygon draw:style-name="gr1" draw:text-style-name="P1" draw:layer="layout" svg:width="1.85cm" svg:height="0.925cm" svg:x="10.4cm" svg:y="7.575cm" svg:viewBox="0 0 1851 926" draw:points="0,926 1851,926 1851,0 0,0">
              <text:p/>
            </draw:polygon>
            <draw:polygon draw:style-name="gr2" draw:text-style-name="P2" draw:layer="layout" svg:width="1.85cm" svg:height="0.925cm" svg:x="10.4cm" svg:y="7.575cm" svg:viewBox="0 0 1851 926" draw:points="0,926 1851,926 1851,0 0,0">
              <text:p/>
            </draw:polygon>
          </draw:g>
          <draw:frame draw:style-name="gr10" draw:text-style-name="P4" draw:layer="layout" svg:width="1.85cm" svg:height="0.925cm" svg:x="10.4cm" svg:y="7.575cm">
            <draw:text-box>
              <text:p text:style-name="P3"><text:span text:style-name="T1">AES-256-CTR</text:span></text:p>
            </draw:text-box>
          </draw:frame>
        </draw:g>
        <draw:line draw:style-name="gr11" draw:text-style-name="P2" draw:layer="layout" svg:x1="11.325cm" svg:y1="6.95cm" svg:x2="11.325cm" svg:y2="7.575cm">
          <text:p/>
        </draw:line>
        <draw:line draw:style-name="gr11" draw:text-style-name="P2" draw:layer="layout" svg:x1="11.325cm" svg:y1="8.5cm" svg:x2="11.325cm" svg:y2="9.099cm">
          <text:p/>
        </draw:line>
        <draw:g>
          <draw:g>
            <draw:polygon draw:style-name="gr1" draw:text-style-name="P1" draw:layer="layout" svg:width="1.85cm" svg:height="0.925cm" svg:x="10.4cm" svg:y="4.975cm" svg:viewBox="0 0 1851 926" draw:points="0,926 1851,926 1851,0 0,0">
              <text:p/>
            </draw:polygon>
            <draw:polygon draw:style-name="gr2" draw:text-style-name="P2" draw:layer="layout" svg:width="1.85cm" svg:height="0.925cm" svg:x="10.4cm" svg:y="4.975cm" svg:viewBox="0 0 1851 926" draw:points="0,926 1851,926 1851,0 0,0">
              <text:p/>
            </draw:polygon>
          </draw:g>
          <draw:frame draw:style-name="gr10" draw:text-style-name="P4" draw:layer="layout" svg:width="1.85cm" svg:height="0.925cm" svg:x="10.4cm" svg:y="4.975cm">
            <draw:text-box>
              <text:p text:style-name="P3"><text:span text:style-name="T1">Compressor</text:span></text:p>
            </draw:text-box>
          </draw:frame>
        </draw:g>
        <draw:g>
          <draw:g>
            <draw:path draw:style-name="gr1" draw:text-style-name="P1" draw:layer="layout" svg:width="3.234cm" svg:height="0.5cm" svg:x="9.2cm" svg:y="3.8cm" svg:viewBox="0 0 3235 501" svg:d="M3217 501c9-25 15-54 17-82 3-45-7-89-18-127-20-73-43-127-55-221-3-23-5-48-4-71h-3157v501z">
              <text:p/>
            </draw:path>
            <draw:path draw:style-name="gr2" draw:text-style-name="P2" draw:layer="layout" svg:width="3.234cm" svg:height="0.5cm" svg:x="9.2cm" svg:y="3.8cm" svg:viewBox="0 0 3235 501" svg:d="M3217 501c9-25 15-54 17-82 3-45-7-89-18-127-20-73-43-127-55-221-3-23-5-48-4-71h-3157v501z">
              <text:p/>
            </draw:path>
          </draw:g>
          <draw:frame draw:style-name="gr3" draw:text-style-name="P4" draw:layer="layout" svg:width="3.234cm" svg:height="0.5cm" svg:x="9.2cm" svg:y="3.8cm">
            <draw:text-box>
              <text:p text:style-name="P3"><text:span text:style-name="T1">Chunk</text:span></text:p>
            </draw:text-box>
          </draw:frame>
        </draw:g>
        <draw:g>
          <draw:path draw:style-name="gr1" draw:text-style-name="P1" draw:layer="layout" svg:width="0.772cm" svg:height="0.5cm" svg:x="12.428cm" svg:y="3.8cm" svg:viewBox="0 0 773 501" svg:d="M62 501h711v-501h-773c0 23 1 48 4 71 12 94 36 148 57 221 11 38 22 82 19 127-2 28-9 57-18 82z">
            <text:p/>
          </draw:path>
          <draw:path draw:style-name="gr2" draw:text-style-name="P2" draw:layer="layout" svg:width="0.772cm" svg:height="0.5cm" svg:x="12.428cm" svg:y="3.8cm" svg:viewBox="0 0 773 501" svg:d="M62 501h711v-501h-773c0 23 1 48 4 71 12 94 36 148 57 221 11 38 22 82 19 127-2 28-9 57-18 82z">
            <text:p/>
          </draw:path>
        </draw:g>
        <draw:line draw:style-name="gr11" draw:text-style-name="P2" draw:layer="layout" svg:x1="11.325cm" svg:y1="4.3cm" svg:x2="11.325cm" svg:y2="4.974cm">
          <text:p/>
        </draw:line>
        <draw:line draw:style-name="gr11" draw:text-style-name="P2" draw:layer="layout" svg:x1="11.325cm" svg:y1="5.9cm" svg:x2="11.325cm" svg:y2="6.45cm">
          <text:p/>
        </draw:line>
        <draw:g>
          <draw:g>
            <draw:polygon draw:style-name="gr1" draw:text-style-name="P1" draw:layer="layout" svg:width="1.85cm" svg:height="0.925cm" svg:x="8.475cm" svg:y="10.3cm" svg:viewBox="0 0 1851 926" draw:points="0,926 1851,926 1851,0 0,0">
              <text:p/>
            </draw:polygon>
            <draw:polygon draw:style-name="gr2" draw:text-style-name="P2" draw:layer="layout" svg:width="1.85cm" svg:height="0.925cm" svg:x="8.475cm" svg:y="10.3cm" svg:viewBox="0 0 1851 926" draw:points="0,926 1851,926 1851,0 0,0">
              <text:p/>
            </draw:polygon>
          </draw:g>
          <draw:frame draw:style-name="gr10" draw:text-style-name="P4" draw:layer="layout" svg:width="1.85cm" svg:height="0.925cm" svg:x="8.475cm" svg:y="10.3cm">
            <draw:text-box>
              <text:p text:style-name="P3"><text:span text:style-name="T1">MAC</text:span></text:p>
            </draw:text-box>
          </draw:frame>
        </draw:g>
        <draw:path draw:style-name="gr2" draw:text-style-name="P2" draw:layer="layout" svg:width="6.39cm" svg:height="0.25cm" svg:x="6.26cm" svg:y="9.7cm" svg:viewBox="0 0 6391 251" svg:d="M6391 0c-2 20-8 39-18 56-12 21-30 39-52 52-17 10-36 16-56 18h-3001c-20 2-39 8-56 18-21 13-39 31-52 52-9 17-15 36-18 55-2-19-8-38-17-55-13-21-31-39-52-52-17-10-36-16-56-18l-2889-1c-19-2-38-8-54-18-22-13-40-31-52-52-10-17-16-36-18-55">
          <text:p/>
        </draw:path>
        <draw:line draw:style-name="gr11" draw:text-style-name="P2" draw:layer="layout" svg:x1="9.4cm" svg:y1="9.99cm" svg:x2="9.4cm" svg:y2="10.3cm">
          <text:p/>
        </draw:line>
        <draw:polyline draw:style-name="gr11" draw:text-style-name="P2" draw:layer="layout" svg:width="4.44cm" svg:height="2cm" svg:x="4.96cm" svg:y="9.6cm" svg:viewBox="0 0 4441 2001" draw:points="4441,1626 4441,2001 0,2001 0,0">
          <text:p/>
        </draw:polyline>
        <draw:frame draw:style-name="gr12" draw:text-style-name="P4" draw:layer="layout" svg:width="0.15cm" svg:height="0.239cm" svg:x="2.95cm" svg:y="8.881cm">
          <draw:text-box>
            <text:p text:style-name="P3"><text:span text:style-name="T2">0</text:span></text:p>
          </draw:text-box>
        </draw:frame>
        <draw:frame draw:style-name="gr12" draw:text-style-name="P4" draw:layer="layout" svg:width="0.21cm" svg:height="0.239cm" svg:x="3.55cm" svg:y="8.881cm">
          <draw:text-box>
            <text:p text:style-name="P3"><text:span text:style-name="T2">1</text:span></text:p>
          </draw:text-box>
        </draw:frame>
        <draw:frame draw:style-name="gr12" draw:text-style-name="P4" draw:layer="layout" svg:width="0.35cm" svg:height="0.239cm" svg:x="6.1cm" svg:y="8.881cm">
          <draw:text-box>
            <text:p text:style-name="P3"><text:span text:style-name="T2">33</text:span></text:p>
          </draw:text-box>
        </draw:frame>
        <draw:frame draw:style-name="gr12" draw:text-style-name="P4" draw:layer="layout" svg:width="0.32cm" svg:height="0.239cm" svg:x="9.8cm" svg:y="8.881cm">
          <draw:text-box>
            <text:p text:style-name="P3"><text:span text:style-name="T2">41</text:span></text:p>
          </draw:text-box>
        </draw:frame>
        <draw:frame draw:style-name="gr12" draw:text-style-name="P4" draw:layer="layout" svg:width="0.15cm" svg:height="0.239cm" svg:x="9.15cm" svg:y="6.231cm">
          <draw:text-box>
            <text:p text:style-name="P3"><text:span text:style-name="T2">0</text:span></text:p>
          </draw:text-box>
        </draw:frame>
        <draw:frame draw:style-name="gr12" draw:text-style-name="P4" draw:layer="layout" svg:width="0.15cm" svg:height="0.239cm" svg:x="10.425cm" svg:y="6.231cm">
          <draw:text-box>
            <text:p text:style-name="P3"><text:span text:style-name="T2">2</text:span></text:p>
          </draw:text-box>
        </draw:frame>
        <draw:g>
          <draw:g>
            <draw:polygon draw:style-name="gr1" draw:text-style-name="P1" draw:layer="layout" svg:width="1.85cm" svg:height="0.925cm" svg:x="6.325cm" svg:y="4.975cm" svg:viewBox="0 0 1851 926" draw:points="0,926 1851,926 1851,0 0,0">
              <text:p/>
            </draw:polygon>
            <draw:polygon draw:style-name="gr2" draw:text-style-name="P2" draw:layer="layout" svg:width="1.85cm" svg:height="0.925cm" svg:x="6.325cm" svg:y="4.975cm" svg:viewBox="0 0 1851 926" draw:points="0,926 1851,926 1851,0 0,0">
              <text:p/>
            </draw:polygon>
          </draw:g>
          <draw:frame draw:style-name="gr10" draw:text-style-name="P4" draw:layer="layout" svg:width="1.85cm" svg:height="0.925cm" svg:x="6.325cm" svg:y="4.975cm">
            <draw:text-box>
              <text:p text:style-name="P3"><text:span text:style-name="T1">ID MAC</text:span></text:p>
            </draw:text-box>
          </draw:frame>
        </draw:g>
        <draw:polyline draw:style-name="gr11" draw:text-style-name="P2" draw:layer="layout" svg:width="4.075cm" svg:height="0.375cm" svg:x="7.25cm" svg:y="4.6cm" svg:viewBox="0 0 4076 376" draw:points="4076,0 0,0 0,376">
          <text:p/>
        </draw:polyline>
        <draw:g>
          <draw:g>
            <draw:polygon draw:style-name="gr1" draw:text-style-name="P1" draw:layer="layout" svg:width="2.6cm" svg:height="0.5cm" svg:x="5.95cm" svg:y="6.45cm" svg:viewBox="0 0 2601 501" draw:points="0,501 2601,501 2601,0 0,0">
              <text:p/>
            </draw:polygon>
            <draw:polygon draw:style-name="gr2" draw:text-style-name="P2" draw:layer="layout" svg:width="2.6cm" svg:height="0.5cm" svg:x="5.95cm" svg:y="6.45cm" svg:viewBox="0 0 2601 501" draw:points="0,501 2601,501 2601,0 0,0">
              <text:p/>
            </draw:polygon>
          </draw:g>
          <draw:frame draw:style-name="gr3" draw:text-style-name="P4" draw:layer="layout" svg:width="2.6cm" svg:height="0.5cm" svg:x="5.95cm" svg:y="6.45cm">
            <draw:text-box>
              <text:p text:style-name="P3"><text:span text:style-name="T1">256 bit Chunk ID</text:span></text:p>
            </draw:text-box>
          </draw:frame>
        </draw:g>
        <draw:line draw:style-name="gr11" draw:text-style-name="P2" draw:layer="layout" svg:x1="7.25cm" svg:y1="5.9cm" svg:x2="7.25cm" svg:y2="6.449cm">
          <text:p/>
        </draw:line>
        <draw:g>
          <draw:g>
            <draw:polygon draw:style-name="gr1" draw:text-style-name="P1" draw:layer="layout" svg:width="0.649cm" svg:height="0.5cm" svg:x="9.2cm" svg:y="6.451cm" svg:viewBox="0 0 650 501" draw:points="0,501 650,501 650,0 0,0">
              <text:p/>
            </draw:polygon>
            <draw:polygon draw:style-name="gr2" draw:text-style-name="P2" draw:layer="layout" svg:width="0.649cm" svg:height="0.5cm" svg:x="9.2cm" svg:y="6.451cm" svg:viewBox="0 0 650 501" draw:points="0,501 650,501 650,0 0,0">
              <text:p/>
            </draw:polygon>
          </draw:g>
          <draw:frame draw:style-name="gr3" draw:text-style-name="P8" draw:layer="layout" svg:width="0.65cm" svg:height="0.5cm" svg:x="9.2cm" svg:y="6.451cm">
            <draw:text-box>
              <text:p text:style-name="P3"><text:span text:style-name="T1">Type</text:span></text:p>
            </draw:text-box>
          </draw:frame>
        </draw:g>
        <draw:g>
          <draw:g>
            <draw:polygon draw:style-name="gr1" draw:text-style-name="P1" draw:layer="layout" svg:width="0.649cm" svg:height="0.5cm" svg:x="9.85cm" svg:y="6.45cm" svg:viewBox="0 0 650 501" draw:points="0,501 650,501 650,0 0,0">
              <text:p/>
            </draw:polygon>
            <draw:polygon draw:style-name="gr2" draw:text-style-name="P2" draw:layer="layout" svg:width="0.649cm" svg:height="0.5cm" svg:x="9.85cm" svg:y="6.45cm" svg:viewBox="0 0 650 501" draw:points="0,501 650,501 650,0 0,0">
              <text:p/>
            </draw:polygon>
          </draw:g>
          <draw:frame draw:style-name="gr3" draw:text-style-name="P8" draw:layer="layout" svg:width="0.65cm" svg:height="0.5cm" svg:x="9.85cm" svg:y="6.45cm">
            <draw:text-box>
              <text:p text:style-name="P3"><text:span text:style-name="T1">Lvl</text:span></text:p>
            </draw:text-box>
          </draw:frame>
        </draw:g>
        <draw:frame draw:style-name="gr12" draw:text-style-name="P4" draw:layer="layout" svg:width="0.15cm" svg:height="0.239cm" svg:x="9.78cm" svg:y="6.235cm">
          <draw:text-box>
            <text:p text:style-name="P3"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arker_5f_0" draw:display-name="Marker_0" svg:viewBox="0 0 20 20" svg:d="M10 0l-10 20c7-3 13-3 20 0z"/>
    <draw:stroke-dash draw:name="Dash_5f_0" draw:display-name="Dash_0" draw:style="round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7-30T18:04:33.808408195</dc:date>
    <meta:creation-date>2017-05-21T16:19:25Z</meta:creation-date>
    <meta:generator>LibreOffice/7.3.4.2$Linux_X86_64 LibreOffice_project/30$Build-2</meta:generator>
    <meta:editing-duration>PT2M57S</meta:editing-duration>
    <meta:editing-cycles>3</meta:editing-cycles>
    <meta:document-statistic meta:object-count="128"/>
  </office:meta>
</office:document-meta>
</file>